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erif1" svg:font-family="'Liberation Serif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c5770" officeooo:paragraph-rsid="001c5770"/>
    </style:style>
    <style:style style:name="P2" style:family="paragraph" style:parent-style-name="Standard">
      <style:text-properties officeooo:rsid="001c5770" officeooo:paragraph-rsid="001d0695"/>
    </style:style>
    <style:style style:name="P3" style:family="paragraph" style:parent-style-name="Standard">
      <style:paragraph-properties fo:line-height="100%" fo:text-align="start" style:justify-single-word="false"/>
      <style:text-properties officeooo:rsid="001c5770" officeooo:paragraph-rsid="00284096"/>
    </style:style>
    <style:style style:name="P4" style:family="paragraph" style:parent-style-name="Standard">
      <style:text-properties officeooo:rsid="001c5770" officeooo:paragraph-rsid="001fd03b"/>
    </style:style>
    <style:style style:name="P5" style:family="paragraph" style:parent-style-name="Standard">
      <style:text-properties officeooo:rsid="001c5770" officeooo:paragraph-rsid="0022fc77"/>
    </style:style>
    <style:style style:name="P6" style:family="paragraph" style:parent-style-name="Standard">
      <style:paragraph-properties fo:line-height="100%" fo:text-align="start" style:justify-single-word="false"/>
      <style:text-properties style:use-window-font-color="true" style:font-name="Liberation Serif1" fo:font-size="12pt" fo:font-weight="bold" officeooo:paragraph-rsid="00269bb9" fo:background-color="transparent" style:font-name-asian="Liberation Serif1" style:font-name-complex="Liberation Serif1"/>
    </style:style>
    <style:style style:name="P7" style:family="paragraph" style:parent-style-name="Standard">
      <style:paragraph-properties fo:line-height="100%" fo:text-align="start" style:justify-single-word="false"/>
      <style:text-properties style:use-window-font-color="true" style:font-name="Liberation Serif1" fo:font-size="12pt" fo:font-weight="normal" officeooo:paragraph-rsid="00269bb9" fo:background-color="transparent" style:font-name-asian="Liberation Serif1" style:font-name-complex="Liberation Serif1"/>
    </style:style>
    <style:style style:name="P8" style:family="paragraph" style:parent-style-name="Standard">
      <style:paragraph-properties fo:line-height="100%" fo:text-align="start" style:justify-single-word="false"/>
      <style:text-properties style:use-window-font-color="true" style:font-name="Liberation Serif1" fo:font-size="12pt" fo:font-weight="normal" officeooo:rsid="001c5770" officeooo:paragraph-rsid="00284096" fo:background-color="transparent" style:font-name-asian="Liberation Serif1" style:font-name-complex="Liberation Serif1"/>
    </style:style>
    <style:style style:name="P9" style:family="paragraph" style:parent-style-name="Standard">
      <style:paragraph-properties fo:line-height="100%" fo:text-align="start" style:justify-single-word="false"/>
      <style:text-properties style:use-window-font-color="true" style:font-name="Calibri" fo:font-size="11pt" fo:font-weight="normal" officeooo:paragraph-rsid="00269bb9" fo:background-color="transparent" style:font-name-asian="Calibri" style:font-name-complex="Calibri"/>
    </style:style>
    <style:style style:name="P10" style:family="paragraph" style:parent-style-name="Standard">
      <style:paragraph-properties fo:line-height="100%" fo:text-align="start" style:justify-single-word="false"/>
      <style:text-properties officeooo:paragraph-rsid="00284096"/>
    </style:style>
    <style:style style:name="P11" style:family="paragraph" style:parent-style-name="Standard">
      <style:paragraph-properties fo:line-height="100%" fo:text-align="start" style:justify-single-word="false"/>
      <style:text-properties officeooo:rsid="00269bb9" officeooo:paragraph-rsid="00284096"/>
    </style:style>
    <style:style style:name="P12" style:family="paragraph" style:parent-style-name="Standard">
      <style:text-properties officeooo:rsid="001c5770" officeooo:paragraph-rsid="001c5770"/>
    </style:style>
    <style:style style:name="P13" style:family="paragraph" style:parent-style-name="Standard">
      <style:text-properties officeooo:rsid="001c5770" officeooo:paragraph-rsid="0030a69d"/>
    </style:style>
    <style:style style:name="P14" style:family="paragraph" style:parent-style-name="Standard">
      <style:text-properties officeooo:rsid="001c5770" officeooo:paragraph-rsid="001fd03b"/>
    </style:style>
    <style:style style:name="P15" style:family="paragraph" style:parent-style-name="Standard">
      <style:text-properties officeooo:rsid="001c5770" officeooo:paragraph-rsid="00326feb"/>
    </style:style>
    <style:style style:name="P16" style:family="paragraph" style:parent-style-name="Standard">
      <style:text-properties officeooo:rsid="001c5770" officeooo:paragraph-rsid="001d0695"/>
    </style:style>
    <style:style style:name="T1" style:family="text">
      <style:text-properties officeooo:rsid="001d0695"/>
    </style:style>
    <style:style style:name="T2" style:family="text">
      <style:text-properties style:use-window-font-color="true" style:font-name="Liberation Serif1" fo:font-size="12pt" fo:font-weight="normal" fo:background-color="transparent" loext:char-shading-value="0" style:font-name-asian="Liberation Serif1" style:font-name-complex="Liberation Serif1"/>
    </style:style>
    <style:style style:name="T3" style:family="text">
      <style:text-properties style:use-window-font-color="true" style:font-name="Liberation Serif1" fo:font-size="12pt" fo:font-weight="normal" officeooo:rsid="0016b376" fo:background-color="transparent" loext:char-shading-value="0" style:font-name-asian="Liberation Serif1" style:font-name-complex="Liberation Serif1"/>
    </style:style>
    <style:style style:name="T4" style:family="text">
      <style:text-properties style:use-window-font-color="true" style:font-name="Liberation Serif1" fo:font-size="12pt" fo:font-weight="normal" officeooo:rsid="0028ae5c" fo:background-color="transparent" loext:char-shading-value="0" style:font-name-asian="Liberation Serif1" style:font-name-complex="Liberation Serif1"/>
    </style:style>
    <style:style style:name="T5" style:family="text">
      <style:text-properties style:use-window-font-color="true" style:font-name="Liberation Serif1" fo:font-size="12pt" fo:font-weight="normal" officeooo:rsid="0033ea33" fo:background-color="transparent" loext:char-shading-value="0" style:font-name-asian="Liberation Serif1" style:font-name-complex="Liberation Serif1"/>
    </style:style>
    <style:style style:name="T6" style:family="text">
      <style:text-properties style:use-window-font-color="true" style:font-name="Liberation Serif1" fo:font-size="12pt" fo:font-weight="normal" officeooo:rsid="0040cc31" fo:background-color="transparent" loext:char-shading-value="0" style:font-name-asian="Liberation Serif1" style:font-name-complex="Liberation Serif1"/>
    </style:style>
    <style:style style:name="T7" style:family="text">
      <style:text-properties style:use-window-font-color="true" style:font-name="Liberation Serif1" fo:font-size="12pt" fo:font-weight="normal" officeooo:rsid="003fcadc" fo:background-color="transparent" loext:char-shading-value="0" style:font-name-asian="Liberation Serif1" style:font-name-complex="Liberation Serif1"/>
    </style:style>
    <style:style style:name="T8" style:family="text">
      <style:text-properties style:use-window-font-color="true" style:font-name="Liberation Serif1" fo:font-size="12pt" fo:font-weight="normal" officeooo:rsid="004865d5" fo:background-color="transparent" loext:char-shading-value="0" style:font-name-asian="Liberation Serif1" style:font-name-complex="Liberation Serif1"/>
    </style:style>
    <style:style style:name="T9" style:family="text">
      <style:text-properties style:use-window-font-color="true" style:font-name="Liberation Serif1" fo:font-size="12pt" fo:font-weight="normal" officeooo:rsid="004a6122" fo:background-color="transparent" loext:char-shading-value="0" style:font-name-asian="Liberation Serif1" style:font-name-complex="Liberation Serif1"/>
    </style:style>
    <style:style style:name="T10" style:family="text">
      <style:text-properties style:use-window-font-color="true" style:font-name="Liberation Serif1" fo:font-size="12pt" fo:font-weight="normal" officeooo:rsid="003a05f2" fo:background-color="transparent" loext:char-shading-value="0" style:font-name-asian="Liberation Serif1" style:font-name-complex="Liberation Serif1"/>
    </style:style>
    <style:style style:name="T11" style:family="text">
      <style:text-properties style:use-window-font-color="true" style:font-name="Liberation Serif1" fo:font-size="12pt" fo:font-weight="normal" officeooo:rsid="004de039" fo:background-color="transparent" loext:char-shading-value="0" style:font-name-asian="Liberation Serif1" style:font-name-complex="Liberation Serif1"/>
    </style:style>
    <style:style style:name="T12" style:family="text">
      <style:text-properties style:use-window-font-color="true" style:font-name="Liberation Serif1" fo:font-size="12pt" fo:font-weight="bold" fo:background-color="transparent" loext:char-shading-value="0" style:font-name-asian="Liberation Serif1" style:font-name-complex="Liberation Serif1"/>
    </style:style>
    <style:style style:name="T13" style:family="text">
      <style:text-properties style:use-window-font-color="true" style:font-name="Liberation Serif1" fo:font-size="12pt" fo:font-weight="bold" fo:background-color="transparent" loext:char-shading-value="0" style:font-name-asian="Liberation Serif1" style:font-weight-asian="bold" style:font-name-complex="Liberation Serif1" style:font-weight-complex="bold"/>
    </style:style>
    <style:style style:name="T14" style:family="text">
      <style:text-properties style:use-window-font-color="true" style:font-name="Liberation Serif1" fo:font-size="12pt" style:text-underline-style="solid" style:text-underline-width="auto" style:text-underline-color="font-color" fo:font-weight="normal" style:text-underline-mode="continuous" style:text-overline-mode="continuous" style:text-line-through-mode="continuous" fo:background-color="transparent" loext:char-shading-value="0" style:font-name-asian="Liberation Serif1" style:font-name-complex="Liberation Serif1"/>
    </style:style>
    <style:style style:name="T15" style:family="text">
      <style:text-properties style:use-window-font-color="true" style:font-name="Liberation Serif1" fo:font-size="12pt" style:text-underline-style="solid" style:text-underline-width="auto" style:text-underline-color="font-color" fo:font-weight="normal" fo:background-color="transparent" loext:char-shading-value="0" style:font-name-asian="Liberation Serif1" style:font-name-complex="Liberation Serif1"/>
    </style:style>
    <style:style style:name="T16" style:family="text">
      <style:text-properties style:use-window-font-color="true" style:font-name="Liberation Serif1" fo:font-size="12pt" style:text-underline-style="none" fo:font-weight="normal" style:text-underline-mode="continuous" style:text-overline-mode="continuous" style:text-line-through-mode="continuous" fo:background-color="transparent" loext:char-shading-value="0" style:font-name-asian="Liberation Serif1" style:font-name-complex="Liberation Serif1"/>
    </style:style>
    <style:style style:name="T17" style:family="text">
      <style:text-properties style:use-window-font-color="true" style:font-name="Liberation Serif1" fo:font-size="12pt" style:text-underline-style="none" fo:font-weight="normal" officeooo:rsid="0037afec" style:text-underline-mode="continuous" style:text-overline-mode="continuous" style:text-line-through-mode="continuous" fo:background-color="transparent" loext:char-shading-value="0" style:font-name-asian="Liberation Serif1" style:font-name-complex="Liberation Serif1"/>
    </style:style>
    <style:style style:name="T18" style:family="text">
      <style:text-properties style:use-window-font-color="true" style:font-name="Liberation Serif1" fo:font-size="12pt" style:text-underline-style="none" fo:font-weight="normal" fo:background-color="transparent" loext:char-shading-value="0" style:font-name-asian="Liberation Serif1" style:font-name-complex="Liberation Serif1"/>
    </style:style>
    <style:style style:name="T19" style:family="text">
      <style:text-properties officeooo:rsid="001d655c"/>
    </style:style>
    <style:style style:name="T20" style:family="text">
      <style:text-properties officeooo:rsid="001f4f0a"/>
    </style:style>
    <style:style style:name="T21" style:family="text">
      <style:text-properties officeooo:rsid="001fd03b"/>
    </style:style>
    <style:style style:name="T22" style:family="text">
      <style:text-properties officeooo:rsid="002017e7"/>
    </style:style>
    <style:style style:name="T23" style:family="text">
      <style:text-properties officeooo:rsid="0020b6bd"/>
    </style:style>
    <style:style style:name="T24" style:family="text">
      <style:text-properties officeooo:rsid="00228980"/>
    </style:style>
    <style:style style:name="T25" style:family="text">
      <style:text-properties officeooo:rsid="0022fc77"/>
    </style:style>
    <style:style style:name="T26" style:family="text">
      <style:text-properties officeooo:rsid="0025023f"/>
    </style:style>
    <style:style style:name="T27" style:family="text">
      <style:text-properties officeooo:rsid="002b399f"/>
    </style:style>
    <style:style style:name="T28" style:family="text">
      <style:text-properties officeooo:rsid="002bc2cb"/>
    </style:style>
    <style:style style:name="T29" style:family="text">
      <style:text-properties officeooo:rsid="0030a69d"/>
    </style:style>
    <style:style style:name="T30" style:family="text">
      <style:text-properties officeooo:rsid="00326feb"/>
    </style:style>
    <style:style style:name="T31" style:family="text">
      <style:text-properties officeooo:rsid="0033bb83"/>
    </style:style>
    <style:style style:name="T32" style:family="text">
      <style:text-properties officeooo:rsid="00341d4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STITUTO FEDERAL DE EDUCAÇÃO CIÊNCIA E TECNOLOGIA DA PARAÍBA -</text:p>
      <text:p text:style-name="P1">CAMPUS CAJAZEIRAS</text:p>
      <text:p text:style-name="P1">CURSO: ANÁLISE E DESENVOLVIMENTO DE SISTEMAS</text:p>
      <text:p text:style-name="P1"/>
      <text:p text:style-name="P1"/>
      <text:p text:style-name="P1"/>
      <text:p text:style-name="P1">CAMILA FERREIRA DE CARVALHO</text:p>
      <text:p text:style-name="P1">EDUARDO LUCAS CRISPIM DE CASTRO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SISTEMA PARA GERENCIAMENTO DE LOJA DE VESTUÁRIO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Cajazeiras –PB</text:p>
      <text:p text:style-name="P1">2018</text:p>
      <text:p text:style-name="P1"><text:soft-page-break/>CAMILA FERREIRA DE CARVALHO</text:p>
      <text:p text:style-name="P1">EDUARDO LUCAS CRISPIM DE CASTRO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SISTEMA PARA GERENCIAMENTO DE LOJA DE VESTUÁRIO</text:p>
      <text:p text:style-name="P1"/>
      <text:p text:style-name="P1">Trabalho apresentado por alunos do Curso Superior Tecnológico em</text:p>
      <text:p text:style-name="P1">Análise e Desenvolvimento de Sistemas do IFPB – Instituto</text:p>
      <text:p text:style-name="P1">Federal de Educação, Ciência e Tecnologia da Paraíba- Campus Cajazeiras, como nota</text:p>
      <text:p text:style-name="P1">na disciplina Banco de Dados,</text:p>
      <text:p text:style-name="P1">Professor Fabio Gomes de Andrade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Cajazeiras –PB</text:p>
      <text:p text:style-name="P1">2018</text:p>
      <text:p text:style-name="P1"><text:soft-page-break/>Sumário</text:p>
      <text:p text:style-name="P1">1 Introdução</text:p>
      <text:p text:style-name="P1">2 Modelo Conceitual</text:p>
      <text:p text:style-name="P1">2.1 Levantamento de Requisitos</text:p>
      <text:p text:style-name="P1">2.2 Diagrama de entidade e relacionamento</text:p>
      <text:p text:style-name="P1">2.3 Dicionário conceitual de dados</text:p>
      <text:p text:style-name="P1">4</text:p>
      <text:p text:style-name="P1">5</text:p>
      <text:p text:style-name="P1">5</text:p>
      <text:p text:style-name="P1">6</text:p>
      <text:p text:style-name="P1">7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1 Introdução</text:p>
      <text:p text:style-name="P1"/>
      <text:p text:style-name="P1">A correria do dia a dia no comércio acaba, por muitas vezes, deixando o controle de</text:p>
      <text:p text:style-name="P1">informações de último plano. Sistemas de informação beneficiam evidentemente a</text:p>
      <text:p text:style-name="P1">prestação de serviços realizada por um estabelecimento, já que automatizam buscas,</text:p>
      <text:p text:style-name="P1">inserção de dados já armazenados e agilizam controle e realização de atividades. Neste</text:p>
      <text:p text:style-name="P1">trabalho promovemos o gerenciamento da She He, uma loja de vestuário. Lojas como essa</text:p>
      <text:p text:style-name="P1">são caracterizadas pelo controle de entrada e saída de produtos. Assim,</text:p>
      <text:p text:style-name="P1">facilitaremos a consulta de clientes e produtos cadastrados, analisando problemas e</text:p>
      <text:p text:style-name="P1">mantendo a praticidade no uso da ferramenta. O objetivo é evitar perdas de informação,</text:p>
      <text:p text:style-name="P1">mau uso de investimentos e prejuízos.</text:p>
      <text:p text:style-name="P1"/>
      <text:p text:style-name="P1">2 Modelo Conceitual</text:p>
      <text:p text:style-name="P1"/>
      <text:p text:style-name="P1">2.1 Levantamento de Requisitos</text:p>
      <text:p text:style-name="P1"/>
      <text:p text:style-name="P1">A loja de vestuário contrata funcionários, dos quais serão armazenados: nome, CPF,</text:p>
      <text:p text:style-name="P1">telefone, endereço, cargo, data de admissão, <text:span text:style-name="T27">salário atual </text:span>e o status. Um fornecedor</text:p>
      <text:p text:style-name="P1">disponibiliza produtos, que são comprados pela loja. Para cada fornecedor, armazena-se o</text:p>
      <text:p text:style-name="P1">nome, telefone, endereço e o CNPJ. Para cada produto, são armazenados dados como:</text:p>
      <text:p text:style-name="P1">código, preço <text:span text:style-name="T27">atual de venda</text:span>, nome, tamanho da peça e o status. Para cada compra realizada ao</text:p>
      <text:p text:style-name="P1">fornecedor, são salvos a <text:span text:style-name="T27">hora </text:span>e a quantidade adquirida <text:span text:style-name="T19">pela loja</text:span>.</text:p>
      <text:p text:style-name="P1">A venda de produtos a clientes será armazenada. Clientes cadastrados têm seu</text:p>
      <text:p text:style-name="P1">nome, CPF, telefone e e-mail armazenados. As informações da venda também precisam ser salvas, registra-se a hora. Caso o cliente pague à vista, nenhuma informação é acrescentada, porém, se for no cartão, o número do cartão e a bandeira são coletados, junto com a quantidade de prestações. Esse processo de venda é atendido pelo funcionário. O pagamento do salário de cada funcionário também será controlado, para cada <text:span text:style-name="T28">pagamento</text:span> serão armazenados <text:span text:style-name="T28">a hora.</text:span></text:p>
      <text:p text:style-name="P1">As despesas e entradas financeiras da loja serão armazenadas para que promova um</text:p>
      <text:p text:style-name="P1">melhor controle. Despesas podem ser determinadas pela compra de produtos a</text:p>
      <text:p text:style-name="P1">fornecedores e pelo pagamento do salário a funcionários. Entradas são determinadas pela</text:p>
      <text:p text:style-name="P1">venda de produtos a clientes. Para cada ocorrência de um destes, armazena-se a data e o</text:p>
      <text:p text:style-name="P1">valor.</text:p>
      <text:p text:style-name="P1">De acordo com os dados citados acima, a entrada financeira do estabelecimento pode</text:p>
      <text:p text:style-name="P1">ser dada pelo valor adquirido em cada venda. Como a data é salva, a entrada de cada mês</text:p>
      <text:p text:style-name="P1">pode ser consultada, ajudando a criar estimativas e comparar dados entre os meses. Assim,</text:p>
      <text:p text:style-name="P1">a dona da loja pode analisar quais os motivos para tal ganho, evitando prejuízos nos</text:p>
      <text:p text:style-name="P1">próximos meses.</text:p>
      <text:p text:style-name="P2">Os funcionários devem estar agrupados para facilitar a identificação de seus dados.</text:p>
      <text:p text:style-name="P2">É interessante para o estabelecimento que periodicamente sejam levantados quais produtos atraem mais clientes, consequentemente serão os mais pedidos aos fornecedores.</text:p>
      <text:p text:style-name="P1">Ainda no que se diz respeito a funcionários, o status do mesmo é necessário para</text:p>
      <text:p text:style-name="P1">manter dados históricos da loja. Assim, caso um funcionário seja recontratado, os dados</text:p>
      <text:p text:style-name="P1">podem ser resgatados.</text:p>
      <text:p text:style-name="P1">A respeito dos clientes cadastrados, é importante também ter acesso rápido a seu e-</text:p>
      <text:p text:style-name="P1">mail ou seu telefone, por tanto, ao enviar o código de cadastro do cliente, deve-se retornar</text:p>
      <text:p text:style-name="P1">os dados do mesmo.</text:p>
      <text:p text:style-name="P1">Deve-se manter um monitoramento a respeito dos produtos, o atributo status é</text:p>
      <text:p text:style-name="P1">importante para saber se o mesmo está ou não disponível na loja. Caso o produto esteja</text:p>
      <text:p text:style-name="P1">disponível, a venda ocorre mais rapidamente, caso contrário, há o conhecimento acerca de</text:p>
      <text:p text:style-name="P1">futuras compras a fornecedores.</text:p>
      <text:p text:style-name="P1"><text:soft-page-break/>A dona do estabelecimento preza muito pelo bom atendimento ao cliente, pensando</text:p>
      <text:p text:style-name="P1">nisso, procura-se sempre analisar as vendas de cada funcionário. <text:s/>Além disso, dados como tamanho de uma peça, podem ser usados para definir qual tamanho será mais pedido em roupas, já que buscaremos qual vende mais. Desta forma, o banco de dados será usado como um meio para traçar estratégias de vendas, controlar entradas e saídas financeiras e analisar clientes e funcionários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2 Diagrama</text:p>
      <text:p text:style-name="P1"/>
      <text:p text:style-name="P1"><text:soft-page-break/>Figura 1: Diagrama de entidade e relacionamento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2.3 Dicionário conceitual de dados</text:p>
      <text:p text:style-name="P1"><text:soft-page-break/></text:p>
      <text:p text:style-name="P1">Entidade Pessoa:</text:p>
      <text:p text:style-name="P1">Generalização total e compartilhada para Cliente e Funcionário, armazena informações</text:p>
      <text:p text:style-name="P1">em comum entre essas duas entidades, ou seja, dados gerais.</text:p>
      <text:p text:style-name="P1">Atributos:</text:p>
      <text:p text:style-name="P1">• Nome: armazena o nome da pessoa.</text:p>
      <text:p text:style-name="P1">• CPF: armazena o número do CPF da pessoa.</text:p>
      <text:p text:style-name="P1">• Telefone: armazena o número principal da pessoa.</text:p>
      <text:p text:style-name="P1">Relacionamentos:</text:p>
      <text:p text:style-name="P1">Não há relacionamentos.</text:p>
      <text:p text:style-name="P1"/>
      <text:p text:style-name="P1">Entidade Funcionário:</text:p>
      <text:p text:style-name="P1">Se trata de uma especialização da entidade Pessoa, armazena dados específicos de um</text:p>
      <text:p text:style-name="P1">funcionário.</text:p>
      <text:p text:style-name="P1">Atributos:</text:p>
      <text:p text:style-name="P1">• Cargo: salva o cargo exercido pelo funcionário na loja.</text:p>
      <text:p text:style-name="P13">• <text:span text:style-name="T29">Salário: salva o valor atual de salário.</text:span></text:p>
      <text:p text:style-name="P1">• Status: armazena se o funcionário está trabalhando no estabelecimento ou se já foi</text:p>
      <text:p text:style-name="P1">demitido.</text:p>
      <text:p text:style-name="P1">• DataAdmissao: armazena a data de admissão do funcionário.</text:p>
      <text:p text:style-name="P1">• Endereço: armazena o endereço do funcionário, é composto por: rua, bairro e</text:p>
      <text:p text:style-name="P1">cidade.</text:p>
      <text:p text:style-name="P1">Relacionamentos:</text:p>
      <text:p text:style-name="P1">• recebe: Uma relação entre as entidades Funcionário e <text:s/><text:span text:style-name="T29">Pagamento</text:span>. Um funcionário cadastrado no banco recebe zero ou vários <text:span text:style-name="T29">pagamentos</text:span>, mas um <text:span text:style-name="T29">pagamento</text:span> só pode ser recebido apenas por um funcionário.</text:p>
      <text:p text:style-name="P1">• atende: Relação entre Funcionário e Venda. Um funcionário cadastrado atende</text:p>
      <text:p text:style-name="P1">zero ou muitas vendas, e cada venda só pode ser atendida por um funcionário.</text:p>
      <text:p text:style-name="P1"/>
      <text:p text:style-name="P1">Entidade Cliente:</text:p>
      <text:p text:style-name="P1">Especificação da entidade Pessoa, armazena dados que especificam um cliente</text:p>
      <text:p text:style-name="P1">cadastrado.</text:p>
      <text:p text:style-name="P1">Atributos:</text:p>
      <text:p text:style-name="P1">• E-mail: armazena o e-mail do cliente.</text:p>
      <text:p text:style-name="P1">Relacionamentos:</text:p>
      <text:p text:style-name="P1">• efetua: Uma relação entre Cliente e Venda. Um cliente cadastrado pode realizar</text:p>
      <text:p text:style-name="P1">zero ou muitas vendas, mas uma venda só pode ser realizada por um cliente.</text:p>
      <text:p text:style-name="P1"/>
      <text:p text:style-name="P1">Entidade Fornecedor:</text:p>
      <text:p text:style-name="P1">Armazena os dados que serão tratados de um fornecedor.</text:p>
      <text:p text:style-name="P1">Atributos:</text:p>
      <text:p text:style-name="P1">• Nome: armazena o nome do fornecedor.</text:p>
      <text:p text:style-name="P1">• CNPJ: armazena o número do CNPJ do fornecedor.</text:p>
      <text:p text:style-name="P1">• Endereço: armazena o endereço do fornecedor, composto por: rua, bairro e cidade.</text:p>
      <text:p text:style-name="P1">• Telefone: armazena o número principal de telefone do fornecedor.</text:p>
      <text:p text:style-name="P1">Relacionamentos:</text:p>
      <text:p text:style-name="P1">• realiza: Relação entre Fornecedor e Compra. Um fornecedor pode realizar zero ou várias compras da loja, e cada compra cadastrada será apenas de um fornecedor.</text:p>
      <text:p text:style-name="P1"/>
      <text:p text:style-name="P1"/>
      <text:p text:style-name="P1">Entidade Venda</text:p>
      <text:p text:style-name="P1">Armazena os dados gerais de uma venda.</text:p>
      <text:p text:style-name="P1"><text:soft-page-break/>Atributos:</text:p>
      <text:p text:style-name="P1">• Hora: armazena a hora da venda.</text:p>
      <text:p text:style-name="P1">Relacionamentos:</text:p>
      <text:p text:style-name="P1">• gera: Relação entre Venda e Entrada. Cada venda gera uma entrada, e cada</text:p>
      <text:p text:style-name="P1">entrada é gerada por uma venda.</text:p>
      <text:p text:style-name="P1">• efetua: Uma relação entre Venda e Cliente. Um cliente cadastrado pode realizar</text:p>
      <text:p text:style-name="P1">zero ou muitas vendas, mas uma venda só pode ser realizada por um cliente.</text:p>
      <text:p text:style-name="P1">• paga: Relação entre Venda e CartaoCredito, armazena o número de parcelas. Uma</text:p>
      <text:p text:style-name="P1">venda pode ser paga por zero ou um cartão, um cartão pode pagar uma ou várias</text:p>
      <text:p text:style-name="P1">vendas.</text:p>
      <text:p text:style-name="P1">• atende: Relação entre Funcionário e Venda. Um funcionário cadastrado atende</text:p>
      <text:p text:style-name="P1">zero ou muitas vendas, e cada venda só pode ser atendida por um funcionário.</text:p>
      <text:p text:style-name="P4">•<text:span text:style-name="T21">compõe: Relacionamento entre Produto e Venda. Armazena a quantidade e o preço unitário de cada produto. Um produto pode compor zero ou muitas vendas, e uma venda pode ser comporta por zero ou muitos produtos.</text:span></text:p>
      <text:p text:style-name="P4"/>
      <text:p text:style-name="P1">Entidade Produto</text:p>
      <text:p text:style-name="P1">Armazena os dados de um produto.</text:p>
      <text:p text:style-name="P1">Atributos:</text:p>
      <text:p text:style-name="P1">• Código: armazena o código do produto.</text:p>
      <text:p text:style-name="P1">• Tamanho: armazena o tamanho do produto.</text:p>
      <text:p text:style-name="P1">• Status: armazena o status do produto, se está disponível ou não.</text:p>
      <text:p text:style-name="P1">• Nome: armazena o nome do produto.</text:p>
      <text:p text:style-name="P1">• Preço<text:span text:style-name="T20">Venda</text:span>: armazena o preço <text:span text:style-name="T20">atualizado para venda</text:span> do produto.</text:p>
      <text:p text:style-name="P1">Relacionamentos:</text:p>
      <text:p text:style-name="P1">• estoca: Relação entre Compra e Produto. A compra pode ser de um a muitos produtos, de mesma forma, o produto provém de uma ou mais compras. <text:s/><text:span text:style-name="T30">Armazena quantidade e preço unitário de cada produto.</text:span></text:p>
      <text:p text:style-name="P15">•<text:span text:style-name="T22">compõe: Relacionamento entre Produto e Venda. Armazena a quantidade e o preço unitário de cada produto. Um produto pode compor zero ou muitas vendas, e uma venda pode ser comporta por zero ou muitos produtos.</text:span></text:p>
      <text:p text:style-name="P1"/>
      <text:p text:style-name="P1">Entidade Compra</text:p>
      <text:p text:style-name="P1">Armazena os dados da compra de produtos de um fornecedor.</text:p>
      <text:p text:style-name="P1">Atributos:</text:p>
      <text:p text:style-name="P15">• <text:span text:style-name="T30">Hora: salva hora em que a compra foi realizada</text:span></text:p>
      <text:p text:style-name="P1">Relacionamento:</text:p>
      <text:p text:style-name="P1">• estoca: Relação entre Compra e Produto. A compra pode ser de um a muitos</text:p>
      <text:p text:style-name="P1">produtos, de mesma forma, o produto provém de uma ou mais compras. <text:span text:style-name="T23">O relacionamento armazena a quantidade e o preço unitário.</text:span><text:tab/></text:p>
      <text:p text:style-name="P1">• realiza: Relação entre Fornecedor e Compra. Um fornecedor pode realizar zero ou várias compras, e cada compra cadastrada será apenas de um fornecedor.</text:p>
      <text:p text:style-name="P1">• produz: Relação entre Compra e Despesa. Uma compra pode produzir apenas</text:p>
      <text:p text:style-name="P1">uma despesa, mas uma despesa pode ser produto de <text:span text:style-name="T30">zero ou </text:span>várias compras.</text:p>
      <text:p text:style-name="P1"/>
      <text:p text:style-name="P1">Entidade CartaoCredito</text:p>
      <text:p text:style-name="P1">Armazena os dados da compra por um cartão de crédito</text:p>
      <text:p text:style-name="P1">Atributos:</text:p>
      <text:p text:style-name="P1">• Bandeira: armazena a bandeira do cartão.</text:p>
      <text:p text:style-name="P1">• Número: armazena o número do cartão.</text:p>
      <text:p text:style-name="P1">Relacionamentos:</text:p>
      <text:p text:style-name="P1">•<text:span text:style-name="T1">p</text:span>aga: Relação entre Venda e CartaoCredito, armazena o número de parcelas. Uma</text:p>
      <text:p text:style-name="P1"><text:soft-page-break/>venda pode ser paga por zero ou um cartão, um cartão pode pagar uma ou várias</text:p>
      <text:p text:style-name="P1">vendas.</text:p>
      <text:p text:style-name="P1"/>
      <text:p text:style-name="P1">Entidade Despesa</text:p>
      <text:p text:style-name="P1">Armazena as despesas da loja em compras e salários.</text:p>
      <text:p text:style-name="P1">Atributos:</text:p>
      <text:p text:style-name="P1">• Data: armazena as datas das despesas.</text:p>
      <text:p text:style-name="P1">• Valor: armazena o valor de cada despesa.</text:p>
      <text:p text:style-name="P1">Relacionamentos:</text:p>
      <text:p text:style-name="P1">• produz: Relação entre Compra e Despesa. Uma compra pode gerar apenas uma</text:p>
      <text:p text:style-name="P1">despesa, mas uma despesa pode ser gerada por várias compras.</text:p>
      <text:p text:style-name="P1">• gera: Relação entre Despesa e <text:span text:style-name="T30">Pagamento</text:span>. Um <text:span text:style-name="T31">pagamento gera uma despesa, uma despesa é gerada por zero ou mais salários.</text:span></text:p>
      <text:p text:style-name="P1"/>
      <text:p text:style-name="P1">Entidade Entrada</text:p>
      <text:p text:style-name="P1">Armazena a entrada de uma venda.</text:p>
      <text:p text:style-name="P1">Atributos:</text:p>
      <text:p text:style-name="P1">• Data: armazena a data da entrada da venda.</text:p>
      <text:p text:style-name="P1">• Valor: armazena o valor de cada entrada.</text:p>
      <text:p text:style-name="P1">Relacionamentos:</text:p>
      <text:p text:style-name="P1">• gera: Relação entre Venda e Entrada. Cada venda gera uma entrada, e cada</text:p>
      <text:p text:style-name="P1">entrada é gerada por uma venda.</text:p>
      <text:p text:style-name="P1"/>
      <text:p text:style-name="P1">Entidade <text:span text:style-name="T32">Pagamento</text:span></text:p>
      <text:p text:style-name="P1">Armazena dados de um <text:span text:style-name="T32">pagamento de salário a um funcionário.</text:span></text:p>
      <text:p text:style-name="P1">Atributos:</text:p>
      <text:p text:style-name="P2"/>
      <text:p text:style-name="P5">• <text:s/><text:span text:style-name="T25">Hora: armazena o horário em que o pagamento foi realizado.</text:span></text:p>
      <text:p text:style-name="P1">Relacionamentos:</text:p>
      <text:p text:style-name="P2">• <text:s/>recebe: Relação entre <text:span text:style-name="T32">Pagamento</text:span> e a entidade Funcionário. Cada</text:p>
      <text:p text:style-name="P1"><text:span text:style-name="T32">pagamento </text:span>só pode ser a um funcionário, e cada funcionário cadastrado pode</text:p>
      <text:p text:style-name="P1">receber zero ou mais <text:span text:style-name="T32">pagamentos</text:span>.</text:p>
      <text:p text:style-name="P2">• <text:s/>gera: Relação entre <text:span text:style-name="T32">Pagamento </text:span>e Despesa. Cada <text:span text:style-name="T32">pagamento</text:span> gera uma despesa, e cada</text:p>
      <text:p text:style-name="P1">despesa <text:span text:style-name="T26">é gerada por zero ou vários pagamentos.</text:span></text:p>
      <text:p text:style-name="P7"/>
      <text:p text:style-name="P6">3 Modelo Logico</text:p>
      <text:p text:style-name="P6">3.1 Mapeamento Entidade-Relacionamento</text:p>
      <text:p text:style-name="P9"/>
      <text:p text:style-name="P10"><text:span text:style-name="T12">Pessoa</text:span><text:span text:style-name="T2">=(</text:span><text:span text:style-name="T14">CPF,</text:span><text:span text:style-name="T2"> Nome, Telefone);</text:span></text:p>
      <text:p text:style-name="P10"><text:span text:style-name="T12">Funcionario</text:span><text:span text:style-name="T2">=(</text:span><text:span text:style-name="T14">CPFPessoa</text:span><text:span text:style-name="T2">, Cargo, DataAdmissao, Status,</text:span><text:span text:style-name="T16"> Bairro, Rua, Cidade</text:span><text:span text:style-name="T2">);</text:span></text:p>
      <text:p text:style-name="P10"><text:span text:style-name="T12">Cliente</text:span><text:span text:style-name="T2">=(</text:span><text:span text:style-name="T14">CPFPessoa</text:span><text:span text:style-name="T2">, e-mail);</text:span></text:p>
      <text:p text:style-name="P10"><text:span text:style-name="T12">Salario</text:span><text:span text:style-name="T2">=</text:span><text:span text:style-name="T14">(CodSalario, </text:span><text:span text:style-name="T2">Valor, Funcionario, Hora, </text:span><text:span text:style-name="T3">CodDespesa</text:span><text:span text:style-name="T2">); //</text:span><text:span text:style-name="T6">tirar data de salaio</text:span></text:p>
      <text:p text:style-name="P10"><text:span text:style-name="T12">Fornecedor</text:span><text:span text:style-name="T2">=(</text:span><text:span text:style-name="T14">CNPJ</text:span><text:span text:style-name="T2">, Nome, Telefone</text:span><text:span text:style-name="T18">, </text:span><text:span text:style-name="T16">Cidade, Rua, Bairro</text:span><text:span text:style-name="T2">);</text:span></text:p>
      <text:p text:style-name="P10"><text:span text:style-name="T12">Despesa</text:span><text:span text:style-name="T2">=(</text:span><text:span text:style-name="T14">CodDespesa,</text:span><text:span text:style-name="T2">Valor, Data);</text:span></text:p>
      <text:p text:style-name="P10"><text:span text:style-name="T12">Compra</text:span><text:span text:style-name="T2">=(</text:span><text:span text:style-name="T14">CodCompra</text:span><text:span text:style-name="T2">, Quantidade, Fornecedor, Hora, CodDespesa)</text:span><text:span text:style-name="T4">;</text:span></text:p>
      <text:p text:style-name="P10"><text:span text:style-name="T12">CompraProduto</text:span><text:span text:style-name="T2">=(</text:span><text:span text:style-name="T14">CodProduto, CodCompra,</text:span><text:span text:style-name="T17"> Quantidade, PrecoUnitario</text:span><text:span text:style-name="T2">); </text:span><text:span text:style-name="T7">←-Nessa aqui falta colocar nas tabelas os att Quantidade e PrecoUnitario</text:span></text:p>
      <text:p text:style-name="P10"><text:span text:style-name="T12">Produto</text:span><text:span text:style-name="T2">=(</text:span><text:span text:style-name="T14">Codigo,</text:span><text:span text:style-name="T2"> Tamanho, Status, Nome, Preço</text:span><text:span text:style-name="T5">Venda</text:span><text:span text:style-name="T2">);</text:span></text:p>
      <text:p text:style-name="P10"><text:span text:style-name="T12">Venda</text:span><text:span text:style-name="T2">=(</text:span><text:span text:style-name="T14">CodVenda</text:span><text:span text:style-name="T2">, Hora, Funcionario, Cliente, </text:span><text:span text:style-name="T8">CodEntrada</text:span><text:span text:style-name="T2">); </text:span><text:span text:style-name="T9">←-rever pq mudei coisas</text:span></text:p>
      <text:p text:style-name="P11"><text:span text:style-name="T13">VendaProduto</text:span><text:span text:style-name="T2">=(</text:span><text:span text:style-name="T15">CodProduto, CodVenda</text:span><text:span text:style-name="T2">, Quantidade, PrecoUnitario)</text:span><text:span text:style-name="T10">;</text:span></text:p>
      <text:p text:style-name="P10"><text:span text:style-name="T12">Entrada</text:span><text:span text:style-name="T2">=</text:span><text:span text:style-name="T14">(CodEntrada, </text:span><text:span text:style-name="T2">Valor, Data); </text:span><text:span text:style-name="T9">←-rever pq mudei coisas</text:span></text:p>
      <text:p text:style-name="P10"><text:span text:style-name="T12">CartaoCredito</text:span><text:span text:style-name="T2">=(</text:span><text:span text:style-name="T14">Numero</text:span><text:span text:style-name="T2">, Bandeira); </text:span><text:span text:style-name="T11">←-Rever no sql</text:span></text:p>
      <text:p text:style-name="P3"><text:soft-page-break/><text:span text:style-name="T12">VendaCartao</text:span><text:span text:style-name="T2">=(</text:span><text:span text:style-name="T14">NumCartao, CodVenda,</text:span><text:span text:style-name="T2"> NumParcelas);</text:span>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erif1" svg:font-family="'Liberation Serif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5T14:52:04.941378758</meta:creation-date>
    <dc:date>2018-10-06T17:38:55.860295343</dc:date>
    <meta:editing-duration>PT1H54M12S</meta:editing-duration>
    <meta:editing-cycles>21</meta:editing-cycles>
    <meta:generator>LibreOffice/5.1.6.2$Linux_X86_64 LibreOffice_project/10m0$Build-2</meta:generator>
    <meta:document-statistic meta:table-count="0" meta:image-count="0" meta:object-count="0" meta:page-count="10" meta:paragraph-count="205" meta:word-count="1776" meta:character-count="11354" meta:non-whitespace-character-count="9775"/>
  </office:meta>
</office:document-meta>
</file>